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 fo:min-height="0.441cm" fo:min-width="5.85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 fo:min-height="0.521cm" fo:min-width="5.85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 fo:min-height="0.538cm" fo:min-width="5.85cm"/>
    </style:style>
    <style:style style:name="gr6" style:family="graphic" style:parent-style-name="standard">
      <style:graphic-properties draw:fill="solid" draw:fill-color="#00cccc" draw:textarea-horizontal-align="justify" draw:textarea-vertical-align="middle" draw:auto-grow-height="false" fo:min-height="0.443cm" fo:min-width="5.8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9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10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11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12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1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463cm"/>
    </style:style>
    <style:style style:name="gr16" style:family="graphic" style:parent-style-name="standard">
      <style:graphic-properties draw:fill="solid" draw:fill-color="#00cccc" draw:textarea-horizontal-align="justify" draw:textarea-vertical-align="middle" draw:auto-grow-height="false" fo:min-height="0.486cm" fo:min-width="5.85cm"/>
    </style:style>
    <style:style style:name="gr17" style:family="graphic" style:parent-style-name="standard">
      <style:graphic-properties draw:fill="solid" draw:fill-color="#00cccc" draw:textarea-horizontal-align="justify" draw:textarea-vertical-align="middle" draw:auto-grow-height="false" fo:min-height="0.467cm" fo:min-width="5.85cm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4.36cm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7.22cm"/>
    </style:style>
    <style:style style:name="gr20" style:family="graphic" style:parent-style-name="standard">
      <style:graphic-properties draw:fill="solid" draw:fill-color="#00cccc" draw:textarea-horizontal-align="justify" draw:textarea-vertical-align="middle" draw:auto-grow-height="false" fo:min-height="0.455cm" fo:min-width="5.85cm"/>
    </style:style>
    <style:style style:name="gr21" style:family="graphic" style:parent-style-name="standard">
      <style:graphic-properties draw:fill="solid" draw:fill-color="#00cccc" draw:textarea-horizontal-align="justify" draw:textarea-vertical-align="middle" draw:auto-grow-height="false" fo:min-height="0.526cm" fo:min-width="5.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cccc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4" style:family="paragraph">
      <loext:graphic-properties draw:fill="solid" draw:fill-color="#e6e6e6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47b8b8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8" style:family="paragraph">
      <loext:graphic-properties draw:fill="solid" draw:fill-color="#33a3a3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9" style:family="paragraph">
      <loext:graphic-properties draw:fill="solid" draw:fill-color="#198a8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0" style:family="paragraph">
      <loext:graphic-properties draw:fill="solid" draw:fill-color="#006b6b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1" style:family="paragraph">
      <loext:graphic-properties draw:fill="solid" draw:fill-color="#004a4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91cm" draw:transform="rotate (1.5707963267949) translate (6.145cm 11.16cm)">
          <text:p text:style-name="P1"><text:span text:style-name="T1">QS_ClientPref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0.771cm" draw:transform="rotate (1.5707963267949) translate (6.7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5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5cm" svg:height="0.788cm" draw:transform="rotate (1.5707963267949) translate (10.907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935cm 11.16cm)">
          <text:p text:style-name="P1"><text:span text:style-name="T1">QS_DenyEvent,</text:span><text:span text:style-name="T1"><text:line-break/></text:span><text:span text:style-name="T1">QS_[Cond]EventLimit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0.693cm" draw:transform="rotate (1.5707963267949) translate (26.319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835cm" svg:y1="2.926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8" draw:text-style-name="P7" draw:layer="layout" svg:width="43.058cm" svg:height="1.27cm" svg:x="0.9cm" svg:y="12.43cm">
          <text:p text:style-name="P6"><text:span text:style-name="T3"/></text:p>
          <text:p text:style-name="P6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3.058cm" svg:height="1.27cm" svg:x="0.9cm" svg:y="14.335cm">
          <text:p text:style-name="P6"><text:span text:style-name="T3">per connection</text:span></text:p>
          <text:p text:style-name="P6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3.058cm" svg:height="1.27cm" svg:x="0.9cm" svg:y="16.24cm">
          <text:p text:style-name="P6"><text:span text:style-name="T3">per virtual host</text:span></text:p>
          <text:p text:style-name="P6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3.058cm" svg:height="1.27cm" svg:x="0.9cm" svg:y="18.145cm">
          <text:p text:style-name="P6"><text:span text:style-name="T3">process environment</text:span></text:p>
          <text:p text:style-name="P6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3.058cm" svg:height="1.27cm" svg:x="0.9cm" svg:y="20.05cm">
          <text:p text:style-name="P6"><text:span text:style-name="T3">VIP session</text:span></text:p>
          <text:p text:style-name="P6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6.48cm" svg:y1="11.16cm" svg:x2="6.48cm" svg:y2="13.065cm">
          <text:p/>
        </draw:line>
        <draw:line draw:style-name="gr13" draw:text-style-name="P12" draw:layer="layout" svg:x1="1.662cm" svg:y1="11.176cm" svg:x2="1.662cm" svg:y2="13.081cm">
          <text:p/>
        </draw:line>
        <draw:line draw:style-name="gr13" draw:text-style-name="P12" draw:layer="layout" svg:x1="7.185cm" svg:y1="11.16cm" svg:x2="7.185cm" svg:y2="16.875cm">
          <text:p/>
        </draw:line>
        <draw:line draw:style-name="gr13" draw:text-style-name="P12" draw:layer="layout" svg:x1="11.36cm" svg:y1="11.16cm" svg:x2="11.36cm" svg:y2="18.78cm">
          <text:p/>
        </draw:line>
        <draw:line draw:style-name="gr13" draw:text-style-name="P12" draw:layer="layout" svg:x1="12.33cm" svg:y1="11.16cm" svg:x2="12.33cm" svg:y2="18.78cm">
          <text:p/>
        </draw:line>
        <draw:line draw:style-name="gr13" draw:text-style-name="P12" draw:layer="layout" svg:x1="15.57cm" svg:y1="11.16cm" svg:x2="15.57cm" svg:y2="18.78cm">
          <text:p/>
        </draw:line>
        <draw:line draw:style-name="gr13" draw:text-style-name="P12" draw:layer="layout" svg:x1="18.07cm" svg:y1="11.16cm" svg:x2="18.07cm" svg:y2="18.78cm">
          <text:p/>
        </draw:line>
        <draw:line draw:style-name="gr13" draw:text-style-name="P12" draw:layer="layout" svg:x1="21.87cm" svg:y1="11.16cm" svg:x2="21.87cm" svg:y2="18.78cm">
          <text:p/>
        </draw:line>
        <draw:line draw:style-name="gr13" draw:text-style-name="P12" draw:layer="layout" svg:x1="23.19cm" svg:y1="11.16cm" svg:x2="23.19cm" svg:y2="18.78cm">
          <text:p/>
        </draw:line>
        <draw:line draw:style-name="gr13" draw:text-style-name="P12" draw:layer="layout" svg:x1="23.19cm" svg:y1="11.16cm" svg:x2="23.19cm" svg:y2="20.685cm">
          <text:p/>
        </draw:line>
        <draw:line draw:style-name="gr13" draw:text-style-name="P12" draw:layer="layout" svg:x1="24.47cm" svg:y1="11.16cm" svg:x2="24.47cm" svg:y2="18.78cm">
          <text:p/>
        </draw:line>
        <draw:line draw:style-name="gr13" draw:text-style-name="P12" draw:layer="layout" svg:x1="25.77cm" svg:y1="11.16cm" svg:x2="25.77cm" svg:y2="18.78cm">
          <text:p/>
        </draw:line>
        <draw:line draw:style-name="gr13" draw:text-style-name="P12" draw:layer="layout" svg:x1="26.67cm" svg:y1="11.16cm" svg:x2="26.67cm" svg:y2="18.78cm">
          <text:p/>
        </draw:line>
        <draw:line draw:style-name="gr13" draw:text-style-name="P12" draw:layer="layout" svg:x1="27.57cm" svg:y1="11.16cm" svg:x2="27.57cm" svg:y2="18.78cm">
          <text:p/>
        </draw:line>
        <draw:line draw:style-name="gr13" draw:text-style-name="P12" draw:layer="layout" svg:x1="28.84cm" svg:y1="11.16cm" svg:x2="28.84cm" svg:y2="18.78cm">
          <text:p/>
        </draw:line>
        <draw:line draw:style-name="gr13" draw:text-style-name="P12" draw:layer="layout" svg:x1="28.84cm" svg:y1="11.16cm" svg:x2="28.84cm" svg:y2="16.875cm">
          <text:p/>
        </draw:line>
        <draw:line draw:style-name="gr13" draw:text-style-name="P12" draw:layer="layout" svg:x1="30.88cm" svg:y1="11.16cm" svg:x2="30.88cm" svg:y2="18.78cm">
          <text:p/>
        </draw:line>
        <draw:line draw:style-name="gr13" draw:text-style-name="P12" draw:layer="layout" svg:x1="30.88cm" svg:y1="11.16cm" svg:x2="30.88cm" svg:y2="13.065cm">
          <text:p/>
        </draw:line>
        <draw:line draw:style-name="gr13" draw:text-style-name="P12" draw:layer="layout" svg:x1="33.28cm" svg:y1="11.16cm" svg:x2="33.28cm" svg:y2="18.78cm">
          <text:p/>
        </draw:line>
        <draw:line draw:style-name="gr13" draw:text-style-name="P12" draw:layer="layout" svg:x1="33.28cm" svg:y1="11.16cm" svg:x2="33.28cm" svg:y2="13.065cm">
          <text:p/>
        </draw:line>
        <draw:line draw:style-name="gr13" draw:text-style-name="P12" draw:layer="layout" svg:x1="34.58cm" svg:y1="11.16cm" svg:x2="34.58cm" svg:y2="18.78cm">
          <text:p/>
        </draw:line>
        <draw:line draw:style-name="gr13" draw:text-style-name="P12" draw:layer="layout" svg:x1="34.58cm" svg:y1="11.16cm" svg:x2="34.58cm" svg:y2="13.065cm">
          <text:p/>
        </draw:line>
        <draw:line draw:style-name="gr13" draw:text-style-name="P12" draw:layer="layout" svg:x1="35.74cm" svg:y1="11.161cm" svg:x2="35.74cm" svg:y2="16.876cm">
          <text:p/>
        </draw:line>
        <draw:line draw:style-name="gr13" draw:text-style-name="P12" draw:layer="layout" svg:x1="37.04cm" svg:y1="11.162cm" svg:x2="37.04cm" svg:y2="16.877cm">
          <text:p/>
        </draw:line>
        <draw:line draw:style-name="gr13" draw:text-style-name="P12" draw:layer="layout" svg:x1="38.295cm" svg:y1="11.16cm" svg:x2="38.295cm" svg:y2="16.875cm">
          <text:p/>
        </draw:line>
        <draw:line draw:style-name="gr13" draw:text-style-name="P12" draw:layer="layout" svg:x1="38.295cm" svg:y1="11.16cm" svg:x2="38.295cm" svg:y2="18.78cm">
          <text:p/>
        </draw:line>
        <draw:line draw:style-name="gr13" draw:text-style-name="P12" draw:layer="layout" svg:x1="39.6cm" svg:y1="11.16cm" svg:x2="39.6cm" svg:y2="18.78cm">
          <text:p/>
        </draw:line>
        <draw:line draw:style-name="gr13" draw:text-style-name="P12" draw:layer="layout" svg:x1="39.6cm" svg:y1="11.16cm" svg:x2="39.6cm" svg:y2="16.875cm">
          <text:p/>
        </draw:line>
        <draw:line draw:style-name="gr13" draw:text-style-name="P12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7.525cm" svg:y1="13.065cm" svg:x2="7.525cm" svg:y2="22.59cm">
          <text:p/>
        </draw:line>
        <draw:line draw:style-name="gr13" draw:text-style-name="P12" draw:layer="layout" svg:x1="8.625cm" svg:y1="13.066cm" svg:x2="8.625cm" svg:y2="22.591cm">
          <text:p/>
        </draw:line>
        <draw:custom-shape draw:style-name="gr2" draw:text-style-name="P4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87cm" draw:transform="rotate (1.5707963267949) translate (20.05cm 28.94cm)">
          <text:p text:style-name="P1"><text:span text:style-name="T1">QS_KeepAliveTimeout,</text:span></text:p>
          <text:p text:style-name="P1"><text:span text:style-name="T1">QS_SrvMaxConnClose,</text:span><text:span text:style-name="T1"><text:line-break/></text:span><text:span text:style-name="T1">QS_Set_DSCP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3.64cm" svg:y1="18.78cm" svg:x2="13.64cm" svg:y2="22.59cm">
          <text:p/>
        </draw:line>
        <draw:line draw:style-name="gr13" draw:text-style-name="P12" draw:layer="layout" svg:x1="16.175cm" svg:y1="18.78cm" svg:x2="16.175cm" svg:y2="22.59cm">
          <text:p/>
        </draw:line>
        <draw:line draw:style-name="gr13" draw:text-style-name="P12" draw:layer="layout" svg:x1="21.08cm" svg:y1="18.78cm" svg:x2="21.0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5.015cm" svg:y1="13.065cm" svg:x2="15.015cm" svg:y2="22.59cm">
          <text:p/>
        </draw:line>
        <draw:custom-shape draw:style-name="gr2" draw:text-style-name="P4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0.76cm" svg:y1="30.868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13" draw:text-style-name="P12" draw:layer="layout" svg:x1="18.655cm" svg:y1="16.875cm" svg:x2="18.655cm" svg:y2="22.59cm">
          <text:p/>
        </draw:line>
        <draw:line draw:style-name="gr13" draw:text-style-name="P12" draw:layer="layout" svg:x1="18.655cm" svg:y1="18.78cm" svg:x2="18.655cm" svg:y2="22.59cm">
          <text:p/>
        </draw:line>
        <draw:line draw:style-name="gr13" draw:text-style-name="P12" draw:layer="layout" svg:x1="23.825cm" svg:y1="13.065cm" svg:x2="23.825cm" svg:y2="22.59cm">
          <text:p/>
        </draw:line>
        <draw:line draw:style-name="gr13" draw:text-style-name="P12" draw:layer="layout" svg:x1="25.095cm" svg:y1="13.065cm" svg:x2="25.095cm" svg:y2="22.59cm">
          <text:p/>
        </draw:line>
        <draw:line draw:style-name="gr13" draw:text-style-name="P12" draw:layer="layout" svg:x1="25.095cm" svg:y1="20.685cm" svg:x2="25.095cm" svg:y2="22.59cm">
          <text:p/>
        </draw:line>
        <draw:line draw:style-name="gr13" draw:text-style-name="P12" draw:layer="layout" svg:x1="26.395cm" svg:y1="13.066cm" svg:x2="26.395cm" svg:y2="22.591cm">
          <text:p/>
        </draw:line>
        <draw:line draw:style-name="gr13" draw:text-style-name="P12" draw:layer="layout" svg:x1="26.395cm" svg:y1="20.686cm" svg:x2="26.395cm" svg:y2="22.591cm">
          <text:p/>
        </draw:line>
        <draw:line draw:style-name="gr13" draw:text-style-name="P12" draw:layer="layout" svg:x1="27.735cm" svg:y1="16.875cm" svg:x2="27.735cm" svg:y2="22.59cm">
          <text:p/>
        </draw:line>
        <draw:line draw:style-name="gr13" draw:text-style-name="P12" draw:layer="layout" svg:x1="28.905cm" svg:y1="18.78cm" svg:x2="28.905cm" svg:y2="22.59cm">
          <text:p/>
        </draw:line>
        <draw:frame draw:style-name="gr15" draw:text-style-name="P14" draw:layer="layout" svg:width="5.963cm" svg:height="0.615cm" svg:x="1.005cm" svg:y="31.08cm">
          <draw:text-box>
            <text:p text:style-name="P13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9.78cm" svg:y1="18.78cm" svg:x2="19.78cm" svg:y2="22.59cm">
          <text:p/>
        </draw:line>
        <draw:custom-shape draw:style-name="gr2" draw:text-style-name="P3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30.175cm" svg:y1="18.78cm" svg:x2="30.175cm" svg:y2="22.59cm">
          <text:p/>
        </draw:line>
        <draw:line draw:style-name="gr13" draw:text-style-name="P12" draw:layer="layout" svg:x1="19.785cm" svg:y1="14.97cm" svg:x2="19.7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1.125cm" svg:y1="18.78cm" svg:x2="11.125cm" svg:y2="22.59cm">
          <text:p/>
        </draw:line>
        <draw:line draw:style-name="gr13" draw:text-style-name="P12" draw:layer="layout" svg:x1="11.125cm" svg:y1="14.97cm" svg:x2="11.125cm" svg:y2="22.59cm">
          <text:p/>
        </draw:line>
        <draw:line draw:style-name="gr13" draw:text-style-name="P12" draw:layer="layout" svg:x1="13.23cm" svg:y1="11.16cm" svg:x2="13.23cm" svg:y2="18.78cm">
          <text:p/>
        </draw:line>
        <draw:custom-shape draw:style-name="gr2" draw:text-style-name="P4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42cm" svg:y1="11.16cm" svg:x2="42cm" svg:y2="18.78cm">
          <text:p/>
        </draw:line>
        <draw:line draw:style-name="gr13" draw:text-style-name="P12" draw:layer="layout" svg:x1="43.275cm" svg:y1="11.16cm" svg:x2="43.275cm" svg:y2="18.78cm">
          <text:p/>
        </draw:line>
        <draw:line draw:style-name="gr13" draw:text-style-name="P12" draw:layer="layout" svg:x1="43.275cm" svg:y1="11.16cm" svg:x2="43.275cm" svg:y2="13.065cm">
          <text:p/>
        </draw:line>
        <draw:line draw:style-name="gr13" draw:text-style-name="P12" draw:layer="layout" svg:x1="8.162cm" svg:y1="11.177cm" svg:x2="8.162cm" svg:y2="13.082cm">
          <text:p/>
        </draw:line>
        <draw:line draw:style-name="gr13" draw:text-style-name="P12" draw:layer="layout" svg:x1="8.155cm" svg:y1="11.16cm" svg:x2="8.1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32.08cm" svg:y1="11.16cm" svg:x2="32.08cm" svg:y2="18.78cm">
          <text:p/>
        </draw:line>
        <draw:custom-shape draw:style-name="gr16" draw:text-style-name="P2" draw:layer="layout" svg:width="6.35cm" svg:height="0.736cm" draw:transform="rotate (1.5707963267949) translate (9.459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9.86cm" svg:y1="11.16cm" svg:x2="9.86cm" svg:y2="18.78cm">
          <text:p/>
        </draw:line>
        <draw:line draw:style-name="gr13" draw:text-style-name="P12" draw:layer="layout" svg:x1="9.855cm" svg:y1="11.16cm" svg:x2="9.855cm" svg:y2="14.97cm">
          <text:p/>
        </draw:line>
        <draw:custom-shape draw:style-name="gr17" draw:text-style-name="P2" draw:layer="layout" svg:width="6.35cm" svg:height="0.717cm" draw:transform="rotate (1.5707963267949) translate (10.178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0.56cm" svg:y1="11.16cm" svg:x2="10.56cm" svg:y2="18.78cm">
          <text:p/>
        </draw:line>
        <draw:custom-shape draw:style-name="gr18" draw:text-style-name="P15" draw:layer="layout" svg:width="4.86cm" svg:height="1.27cm" svg:x="8.80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7.72cm" svg:height="1.27cm" svg:x="1.1cm" svg:y="3.54cm">
          <text:p text:style-name="P1"><text:span text:style-name="T2">pre conne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35cm" svg:height="0.705cm" draw:transform="rotate (1.5707963267949) translate (8.79cm 11.16cm)">
          <text:p text:style-name="P1"><text:span text:style-name="T1">QS_UnsetReqHea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35cm" svg:height="0.776cm" draw:transform="rotate (1.5707963267949) translate (29.436cm 11.16cm)">
          <text:p text:style-name="P1"><text:span text:style-name="T1">QS_SetEnvIfCmp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29.84cm" svg:y1="11.161cm" svg:x2="29.84cm" svg:y2="16.876cm">
          <text:p/>
        </draw:line>
        <draw:line draw:style-name="gr13" draw:text-style-name="P12" draw:layer="layout" svg:x1="28.84cm" svg:y1="11.161cm" svg:x2="28.84cm" svg:y2="16.876cm">
          <text:p/>
        </draw:line>
        <draw:line draw:style-name="gr13" draw:text-style-name="P12" draw:layer="layout" svg:x1="28.84cm" svg:y1="11.161cm" svg:x2="28.84cm" svg:y2="16.876cm">
          <text:p/>
        </draw:line>
        <draw:line draw:style-name="gr13" draw:text-style-name="P12" draw:layer="layout" svg:x1="28.84cm" svg:y1="11.161cm" svg:x2="28.84cm" svg:y2="16.876cm">
          <text:p/>
        </draw:line>
        <draw:line draw:style-name="gr13" draw:text-style-name="P12" draw:layer="layout" svg:x1="28.84cm" svg:y1="11.161cm" svg:x2="28.84cm" svg:y2="16.876cm">
          <text:p/>
        </draw:line>
        <draw:line draw:style-name="gr13" draw:text-style-name="P12" draw:layer="layout" svg:x1="28.84cm" svg:y1="11.161cm" svg:x2="28.84cm" svg:y2="16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Pascal Buchbinder</meta:initial-creator>
    <meta:creation-date>2010-01-11T20:11:11</meta:creation-date>
    <dc:date>2018-10-31T20:35:00.898530177</dc:date>
    <dc:language>en-US</dc:language>
    <meta:editing-cycles>73</meta:editing-cycles>
    <meta:editing-duration>PT22H47M19S</meta:editing-duration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